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5-01-08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4-10-03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1528" calcext:value-type="float">
            <text:p>-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4-04-03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3-10-09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2-10-06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2-07-07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2-04-06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2-01-0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1-10-07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1-07-08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1-04-05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9784" calcext:value-type="float">
            <text:p>-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1-01-06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1528" calcext:value-type="float">
            <text:p>-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0-10-01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0-07-07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1528" calcext:value-type="float">
            <text:p>-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7188" calcext:value-type="float">
            <text:p>-6.4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6792" calcext:value-type="float">
            <text:p>-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2832" calcext:value-type="float">
            <text:p>-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